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6"/>
    <style:style style:name="P2" style:family="paragraph" style:parent-style-name="Text_20_body" style:list-style-name="L17"/>
    <style:style style:name="P3" style:family="paragraph" style:parent-style-name="Text_20_body" style:list-style-name="L29"/>
    <style:style style:name="P4" style:family="paragraph" style:parent-style-name="Text_20_body" style:list-style-name="L30"/>
    <style:style style:name="P5" style:family="paragraph" style:parent-style-name="Text_20_body" style:list-style-name="L31"/>
    <style:style style:name="P6" style:family="paragraph" style:parent-style-name="Text_20_body" style:list-style-name="L32"/>
    <style:style style:name="P7" style:family="paragraph" style:parent-style-name="Text_20_body" style:list-style-name="L16">
      <style:paragraph-properties fo:margin-top="0cm" fo:margin-bottom="0cm"/>
    </style:style>
    <style:style style:name="P8" style:family="paragraph" style:parent-style-name="Text_20_body" style:list-style-name="L17">
      <style:paragraph-properties fo:margin-top="0cm" fo:margin-bottom="0cm"/>
    </style:style>
    <style:style style:name="P9" style:family="paragraph" style:parent-style-name="Text_20_body" style:list-style-name="L29">
      <style:paragraph-properties fo:margin-top="0cm" fo:margin-bottom="0cm"/>
    </style:style>
    <style:style style:name="P10" style:family="paragraph" style:parent-style-name="Text_20_body" style:list-style-name="L30">
      <style:paragraph-properties fo:margin-top="0cm" fo:margin-bottom="0cm"/>
    </style:style>
    <style:style style:name="P11" style:family="paragraph" style:parent-style-name="Text_20_body" style:list-style-name="L31">
      <style:paragraph-properties fo:margin-top="0cm" fo:margin-bottom="0cm"/>
    </style:style>
    <style:style style:name="P12" style:family="paragraph" style:parent-style-name="Text_20_body" style:list-style-name="L32">
      <style:paragraph-properties fo:margin-top="0cm" fo:margin-bottom="0cm"/>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Microtransactions, pubs, pay-to-win : <text:s/>les jeux mobiles sont ils problematiques ?</text:span></text:p>
      <text:p text:style-name="Text_20_body"><text:span text:style-name="Strong_20_Emphasis">Pourquoi les jeux mobiles sont devenus des machines à cash insupportables ?</text:span></text:p>
      <text:p text:style-name="Text_20_body"><text:span text:style-name="Strong_20_Emphasis">Pay-to-win, pubs intrusives : Les jeux mobiles abuse de toi !</text:span></text:p>
      <text:h text:style-name="Heading_20_1" text:outline-level="1"><text:span text:style-name="Strong_20_Emphasis">Le Piège des Jeux Mobiles : Comment Ils Vous Transforment en Machine à Payer</text:span></text:h>
      <text:h text:style-name="Heading_20_2" text:outline-level="2"><text:span text:style-name="Strong_20_Emphasis">Introduction : Une Révolution Qui Cache un Piège</text:span></text:h>
      <text:p text:style-name="Text_20_body">**"Si vous avez un PC, une console ou même un simple téléphone, il y a de grandes chances que vous ayez déjà joué à des jeux vidéo. Peut-être juste pour passer le temps dans les transports, pour vous détendre après une longue journée, ou même par passion, au point d’y consacrer plusieurs heures par jour.</text:p>
      <text:p text:style-name="Text_20_body">Le jeu vidéo est devenu le <text:span text:style-name="Strong_20_Emphasis">divertissement numéro un dans le monde</text:span>, dépassant même le cinéma et la musique en termes de revenus. Et parmi tous les types de jeux, <text:span text:style-name="Strong_20_Emphasis">ceux sur mobile dominent largement le marché</text:span>. En 2023, les jeux mobiles ont généré <text:span text:style-name="Strong_20_Emphasis">plus de 90 milliards de dollars</text:span>, soit <text:span text:style-name="Strong_20_Emphasis">plus de la moitié des revenus mondiaux du jeu vidéo</text:span>.</text:p>
      <text:p text:style-name="Text_20_body">Mais posez-vous une question : <text:span text:style-name="Strong_20_Emphasis">comment ces jeux, qui se disent gratuits, peuvent-ils générer autant d’argent ?</text:span></text:p>
      <text:p text:style-name="Text_20_body">La réponse est simple : <text:span text:style-name="Strong_20_Emphasis">ils ne sont pas vraiment gratuits</text:span>. Derrière leur apparence innocente se cache <text:span text:style-name="Strong_20_Emphasis">un système de monétisation ultra-agressif</text:span>, basé sur des techniques psychologiques et des manipulations bien rodées pour <text:span text:style-name="Strong_20_Emphasis">vous faire payer sans même que vous vous en rendiez compte</text:span>.</text:p>
      <text:p text:style-name="Text_20_body">Comment les jeux mobiles sont passés d’un simple passe-temps à une <text:span text:style-name="Strong_20_Emphasis">industrie basée sur l’exploitation des joueurs</text:span> ? Pourquoi tant de gens tombent dans le piège ? Et surtout, comment éviter de se faire avoir ?"**</text:p>
      <text:h text:style-name="Heading_20_2" text:outline-level="2"><text:span text:style-name="Strong_20_Emphasis">Partie 1 : La Gratuité, Un Leurre</text:span></text:h>
      <text:h text:style-name="Heading_20_3" text:outline-level="3"><text:span text:style-name="Strong_20_Emphasis">Un Modèle Économique Basé sur l’Illusion</text:span></text:h>
      <text:p text:style-name="Text_20_body">**"La grande majorité des jeux mobiles sont annoncés comme "gratuits". Vous pouvez les télécharger sans payer un centime, et ça, c’est un énorme avantage marketing. Pourquoi ? Parce qu’un jeu payant à 5€ sera téléchargé par <text:span text:style-name="Strong_20_Emphasis">quelques milliers de joueurs</text:span>, alors qu’un jeu "gratuit" peut atteindre <text:span text:style-name="Strong_20_Emphasis">des millions, voire des centaines de millions de joueurs</text:span>.</text:p>
      <text:p text:style-name="Text_20_body">Mais une fois que vous avez installé le jeu, la réalité est bien différente. Très vite, vous êtes confronté à <text:span text:style-name="Strong_20_Emphasis">des limitations artificielles</text:span>, des temps d’attente interminables, et des mécaniques de progression frustrantes.</text:p>
      <text:p text:style-name="Text_20_body">Et bien sûr, le jeu vous propose une solution simple : <text:span text:style-name="Strong_20_Emphasis">payer pour accélérer</text:span>.</text:p>
      <text:p text:style-name="Text_20_body">Ce modèle s’appelle le <text:span text:style-name="Strong_20_Emphasis">Free-to-Play</text:span>… mais en réalité, c’est plutôt un <text:span text:style-name="Strong_20_Emphasis">Pay-to-Enjoy</text:span>. Le but n’est pas de vous offrir une bonne expérience de jeu, mais de <text:span text:style-name="Strong_20_Emphasis">vous frustrer juste assez pour que vous soyez tenté de sortir la carte bleue</text:span>."</text:p>
      <text:h text:style-name="Heading_20_3" text:outline-level="3"><text:span text:style-name="Strong_20_Emphasis">Des Jeux Pensés pour Vous Rendre Addict</text:span></text:h>
      <text:p text:style-name="Text_20_body">**"Les studios qui développent ces jeux n’ont pas laissé la psychologie de côté, bien au contraire. <text:soft-page-break/>Beaucoup d’entre eux <text:span text:style-name="Strong_20_Emphasis">engagent des spécialistes du comportement humain</text:span>, des psychologues et des data analysts pour optimiser leur monétisation.</text:p>
      <text:p text:style-name="Text_20_body">Voici quelques-unes des <text:span text:style-name="Strong_20_Emphasis">techniques les plus utilisées</text:span> :</text:p>
      <text:p text:style-name="Text_20_body">? <text:span text:style-name="Strong_20_Emphasis">Le piège du faux progrès</text:span> : Au début, tout va vite. Vous progressez rapidement, vous débloquez des récompenses sans effort… mais après quelques heures, <text:span text:style-name="Strong_20_Emphasis">le rythme ralentit brutalement</text:span>. Là, on vous propose d’acheter un pack pour retrouver votre progression initiale.</text:p>
      <text:p text:style-name="Text_20_body">? <text:span text:style-name="Strong_20_Emphasis">La rareté artificielle</text:span> : Certains objets sont <text:span text:style-name="Strong_20_Emphasis">délibérément difficiles à obtenir</text:span> sans payer. Les développeurs jouent sur la peur de rater une opportunité ("FOMO" – Fear Of Missing Out), vous incitant à dépenser avant que l’offre ne disparaisse.</text:p>
      <text:p text:style-name="Text_20_body">? <text:span text:style-name="Strong_20_Emphasis">Les "pièces" et "gemmes" au lieu d’une monnaie réelle</text:span> : Quand vous dépensez "500 gemmes", votre cerveau ne perçoit pas immédiatement que ça équivaut à <text:span text:style-name="Strong_20_Emphasis">5 ou 10 euros</text:span>. En utilisant une monnaie virtuelle, les jeux rendent <text:span text:style-name="Strong_20_Emphasis">les transactions floues</text:span>, pour que vous dépensiez plus sans réfléchir. Récemment plusieurs entreprise on été sanctionné pour ce type de fraude</text:p>
      <text:p text:style-name="Text_20_body"/>
      <text:p text:style-name="Text_20_body"/>
      <text:p text:style-name="Text_20_body">? <text:span text:style-name="Strong_20_Emphasis">Les notifications et rappels incessants</text:span> : Certains jeux vous envoient des notifications comme <text:span text:style-name="Strong_20_Emphasis">"Dépêche-toi, ton bonus expire bientôt !"</text:span> ou <text:span text:style-name="Strong_20_Emphasis">"Reviens vite, ton équipe a besoin de toi !"</text:span>. C’est exactement le même principe utilisé par les réseaux sociaux pour vous rendre dépendant."**</text:p>
      <text:p text:style-name="Horizontal_20_Line"/>
      <text:h text:style-name="Heading_20_2" text:outline-level="2"><text:span text:style-name="Strong_20_Emphasis">Partie 2 : Lootboxes et Casinos Déguisés</text:span></text:h>
      <text:h text:style-name="Heading_20_3" text:outline-level="3"><text:span text:style-name="Strong_20_Emphasis">Un Système de Jeu de Hasard</text:span></text:h>
      <text:p text:style-name="Text_20_body">**"L’un des pires mécanismes des jeux mobiles, c’est sans doute <text:span text:style-name="Strong_20_Emphasis">les lootboxes</text:span>. Vous connaissez sûrement ce principe : vous achetez un coffre avec une chance d’obtenir un objet rare… mais la plupart du temps, vous obtenez quelque chose de complètement inutile.</text:p>
      <text:p text:style-name="Text_20_body">C’est exactement le même fonctionnement que les machines à sous dans un casino :</text:p>
      <text:list xml:id="list8831822430475431724" text:style-name="L16">
        <text:list-item>
          <text:p text:style-name="P7">Vous mettez une pièce (ou ici, des gemmes achetées avec de l’argent réel).</text:p>
        </text:list-item>
        <text:list-item>
          <text:p text:style-name="P7">Vous tirez au sort.</text:p>
        </text:list-item>
        <text:list-item>
          <text:p text:style-name="P1">Parfois, vous gagnez un gros lot, mais la plupart du temps, vous perdez… et vous réessayez encore et encore.</text:p>
        </text:list-item>
      </text:list>
      <text:p text:style-name="Text_20_body">Et le pire, c’est que ces lootboxes sont <text:span text:style-name="Strong_20_Emphasis">souvent utilisées dans des jeux destinés aux enfants</text:span>, qui ne comprennent pas bien la notion de probabilité ou de perte d’argent."**</text:p>
      <text:h text:style-name="Heading_20_3" text:outline-level="3"><text:span text:style-name="Strong_20_Emphasis">Des Gouvernements Commencent à Réagir</text:span></text:h>
      <text:p text:style-name="Text_20_body">**"Les lootboxes sont tellement abusives que certains pays ont commencé à <text:span text:style-name="Strong_20_Emphasis">les considérer comme des jeux de hasard</text:span>.</text:p>
      <text:list xml:id="list2710784809660951327" text:style-name="L17">
        <text:list-item>
          <text:p text:style-name="P8"><text:span text:style-name="Strong_20_Emphasis">La Belgique</text:span> et <text:span text:style-name="Strong_20_Emphasis">les Pays-Bas</text:span> ont <text:span text:style-name="Strong_20_Emphasis">interdit les lootboxes</text:span>, forçant certains jeux comme FIFA et Overwatch à retirer ces systèmes dans ces pays.</text:p>
        </text:list-item>
        <text:list-item>
          <text:p text:style-name="P2"><text:span text:style-name="Strong_20_Emphasis">Le Royaume-Uni</text:span> et <text:span text:style-name="Strong_20_Emphasis">l’Australie</text:span> étudient actuellement des régulations pour encadrer leur usage, notamment dans les jeux accessibles aux mineurs.</text:p>
        </text:list-item>
      </text:list>
      <text:p text:style-name="Text_20_body">Mais malgré ces régulations, <text:span text:style-name="Strong_20_Emphasis">les développeurs trouvent toujours des moyens de contourner ces restrictions</text:span>, en proposant des mécaniques similaires sous d’autres noms."**</text:p>
      <text:p text:style-name="Horizontal_20_Line"><text:soft-page-break/></text:p>
      <text:h text:style-name="Heading_20_2" text:outline-level="2"><text:span text:style-name="Strong_20_Emphasis">Partie 3 : Peut-On Échapper à Ce Système ?</text:span></text:h>
      <text:h text:style-name="Heading_20_3" text:outline-level="3"><text:span text:style-name="Strong_20_Emphasis">Les Solutions Pour Ne Pas Se Faire Avoir</text:span></text:h>
      <text:p text:style-name="Text_20_body">**"Alors, comment éviter de tomber dans le piège des jeux mobiles ? Voici quelques conseils :</text:p>
      <text:p text:style-name="Text_20_body">1️⃣ <text:span text:style-name="Strong_20_Emphasis">Évitez les jeux qui vous forcent à payer pour avancer.</text:span> Si un jeu ralentit volontairement votre progression pour vous pousser à acheter des accélérateurs, <text:span text:style-name="Strong_20_Emphasis">désinstallez-le</text:span>.</text:p>
      <text:p text:style-name="Text_20_body">2️⃣ <text:span text:style-name="Strong_20_Emphasis">Désactivez les achats intégrés</text:span> sur votre téléphone, surtout si vous avez des enfants. C’est une précaution simple, mais efficace.</text:p>
      <text:p text:style-name="Text_20_body">3️⃣ <text:span text:style-name="Strong_20_Emphasis">Privilégiez les jeux premium.</text:span> Oui, payer 5 ou 10€ pour un bon jeu peut sembler cher, mais au final, <text:span text:style-name="Strong_20_Emphasis">vous économiserez beaucoup d’argent</text:span> par rapport à un Free-to-Play qui vous pousse à dépenser en continu.</text:p>
      <text:p text:style-name="Text_20_body">4️⃣ <text:span text:style-name="Strong_20_Emphasis">Soyez conscient des mécaniques de manipulation.</text:span> Plus vous comprenez comment ces jeux vous influencent, moins vous serez vulnérable à leurs techniques."**</text:p>
      <text:p text:style-name="Text_20_body"/>
      <text:h text:style-name="Heading_20_2" text:outline-level="2"><text:span text:style-name="Strong_20_Emphasis">Partie 4 : Les Publicités Mensongères – Quand On Vous Vend Un Jeu Qui N’Existe Pas</text:span></text:h>
      <text:h text:style-name="Heading_20_3" text:outline-level="3"><text:span text:style-name="Strong_20_Emphasis">Des Trailers Trompeurs Pour Attirer Un Maximum de Joueurs</text:span></text:h>
      <text:p text:style-name="Text_20_body">**"Vous êtes déjà tombé sur ces pubs de jeux mobiles où tout semble incroyable : des graphismes magnifiques, un gameplay innovant, une liberté totale… mais une fois le jeu téléchargé, <text:span text:style-name="Strong_20_Emphasis">c’est la douche froide le pire jeu que tu n as jamais vu</text:span>.</text:p>
      <text:p text:style-name="Text_20_body">C’est une <text:span text:style-name="Strong_20_Emphasis">technique marketing ultra-répandue</text:span> : vendre un jeu qui <text:span text:style-name="Strong_20_Emphasis">n’existe même pas</text:span> ou qui <text:span text:style-name="Strong_20_Emphasis">n’a rien à voir avec ce qui est montré dans les pubs</text:span>.</text:p>
      <text:p text:style-name="Text_20_body">Parmi les pires contrevenants, on retrouve des jeux comme :</text:p>
      <text:list xml:id="list1998931026290368623" text:style-name="L29">
        <text:list-item>
          <text:p text:style-name="P9"><text:span text:style-name="Strong_20_Emphasis">Evony: The King’s Return</text:span> : Annoncé comme un jeu de puzzles et de stratégie où vous devez sauver un personnage… alors qu’en réalité, c’est un jeu de <text:span text:style-name="Strong_20_Emphasis">gestion militaire bourré d’achats in-app</text:span>.</text:p>
        </text:list-item>
        <text:list-item>
          <text:p text:style-name="P9"><text:span text:style-name="Strong_20_Emphasis">Top War et Mafia City</text:span> : Leurs pubs montrent des évolutions de personnages et des batailles épiques, alors que dans la réalité, ce sont des <text:span text:style-name="Strong_20_Emphasis">jeux de gestion monotones sans aucun rapport avec la pub</text:span>.</text:p>
        </text:list-item>
        <text:list-item>
          <text:p text:style-name="P3"><text:span text:style-name="Strong_20_Emphasis">Hero Wars et State of Survival</text:span> : Ils utilisent des pubs avec des casse-têtes qu’on ne retrouve <text:span text:style-name="Strong_20_Emphasis">nulle part dans le jeu réel</text:span>.</text:p>
        </text:list-item>
      </text:list>
      <text:p text:style-name="Text_20_body">Le pire ? Ces jeux <text:span text:style-name="Strong_20_Emphasis">continuent d’être promus</text:span> sur l’App Store et Google Play, <text:span text:style-name="Strong_20_Emphasis">parce qu’ils rapportent énormément d’argent</text:span>."**</text:p>
      <text:p text:style-name="Horizontal_20_Line"/>
      <text:h text:style-name="Heading_20_3" text:outline-level="3"><text:span text:style-name="Strong_20_Emphasis">Les Publicités Invasives et Le Matraquage Publicitaire</text:span></text:h>
      <text:p text:style-name="Text_20_body">**"Mais même quand la publicité n’est pas totalement mensongère, elle peut être <text:span text:style-name="Strong_20_Emphasis">envahissante et ultra-agressive</text:span>.</text:p>
      <text:p text:style-name="Text_20_body"><text:soft-page-break/>On connaît tous ces jeux où :</text:p>
      <text:list xml:id="list7231584880753315876" text:style-name="L30">
        <text:list-item>
          <text:p text:style-name="P10"><text:span text:style-name="Strong_20_Emphasis">Toutes les 30 secondes</text:span>, une pub se déclenche, souvent longue et impossible à passer.</text:p>
        </text:list-item>
        <text:list-item>
          <text:p text:style-name="P10">Certaines pubs <text:span text:style-name="Strong_20_Emphasis">prétendent qu’on peut les fermer</text:span>, mais quand on clique sur le "X", elles ouvrent <text:span text:style-name="Strong_20_Emphasis">le Play Store de force</text:span>.</text:p>
        </text:list-item>
        <text:list-item>
          <text:p text:style-name="P4">D’autres jeux proposent de <text:span text:style-name="Strong_20_Emphasis">gagner des récompenses en regardant des pubs</text:span>, mais après un moment, la progression devient tellement lente que vous <text:span text:style-name="Strong_20_Emphasis">êtes forcé de payer pour avancer</text:span>.</text:p>
        </text:list-item>
      </text:list>
      <text:p text:style-name="Text_20_body">Pourquoi ces jeux abusent-ils autant des pubs ?<text:line-break/>Parce que <text:span text:style-name="Strong_20_Emphasis">chaque joueur qui regarde une pub rapporte de l’argent</text:span>. Si un jeu a 10 millions d’utilisateurs et que chacun regarde 5 pubs par jour, c’est <text:span text:style-name="Strong_20_Emphasis">plusieurs centaines de milliers d’euros</text:span> générés <text:span text:style-name="Strong_20_Emphasis">quotidiennement</text:span>.</text:p>
      <text:p text:style-name="Text_20_body">Pire encore, <text:span text:style-name="Strong_20_Emphasis">même si vous payez pour enlever les pubs</text:span>, le jeu trouve d’autres moyens de vous soutirer de l’argent avec des <text:span text:style-name="Strong_20_Emphasis">achats intégrés</text:span> ou des <text:span text:style-name="Strong_20_Emphasis">systèmes pay-to-win</text:span>."**</text:p>
      <text:p text:style-name="Horizontal_20_Line"/>
      <text:h text:style-name="Heading_20_2" text:outline-level="2"><text:span text:style-name="Strong_20_Emphasis">Partie 5 : Pokémon TCG Live – Un Échec Qui Montre Tout Ce Qui Ne Va Pas Avec la Monétisation des Jeux Mobiles</text:span></text:h>
      <text:p text:style-name="Text_20_body">**"Si on parle de jeux mobiles qui exploitent les joueurs, on <text:span text:style-name="Strong_20_Emphasis">ne peut pas ignorer Pokémon TCG Live</text:span>.</text:p>
      <text:p text:style-name="Text_20_body">Annoncé comme la nouvelle version numérique du célèbre jeu de cartes Pokémon, il était censé <text:span text:style-name="Strong_20_Emphasis">offrir une expérience fluide, accessible et fidèle au TCG original</text:span>.</text:p>
      <text:p text:style-name="Text_20_body">Mais la réalité est <text:span text:style-name="Strong_20_Emphasis">bien différente</text:span>. Dès son lancement, <text:span text:style-name="Strong_20_Emphasis">les joueurs ont été inondés de bugs</text:span>, l’interface était affreuse, et surtout… <text:span text:style-name="Strong_20_Emphasis">le modèle économique du jeu a été complètement repensé pour maximiser la monétisation</text:span>.</text:p>
      <text:h text:style-name="Heading_20_3" text:outline-level="3"><text:span text:style-name="Strong_20_Emphasis">1. La destruction de la collection des joueurs</text:span></text:h>
      <text:p text:style-name="Text_20_body">Avant Pokémon TCG Live, il y avait <text:span text:style-name="Strong_20_Emphasis">Pokémon TCG Online</text:span>, un jeu qui permettait d’accumuler des cartes en jouant et en scannant des codes physiques trouvés dans les boosters.</text:p>
      <text:p text:style-name="Text_20_body">Quand Pokémon TCG Live est arrivé, <text:span text:style-name="Strong_20_Emphasis">les développeurs ont supprimé une énorme partie des cartes et de la progression des joueurs</text:span>. Résultat ? Beaucoup de joueurs ont <text:span text:style-name="Strong_20_Emphasis">perdu des années d’investissement</text:span>, poussés <text:span text:style-name="Strong_20_Emphasis">à tout recommencer</text:span>… mais cette fois, avec <text:span text:style-name="Strong_20_Emphasis">un modèle économique plus restrictif</text:span>.</text:p>
      <text:h text:style-name="Heading_20_3" text:outline-level="3"><text:span text:style-name="Strong_20_Emphasis">2. Un système de progression conçu pour ralentir les joueurs</text:span></text:h>
      <text:p text:style-name="Text_20_body">Dans Pokémon TCG Online, on pouvait <text:span text:style-name="Strong_20_Emphasis">obtenir des cartes rapidement</text:span> en jouant et en gagnant des packs.</text:p>
      <text:p text:style-name="Text_20_body">Dans Pokémon TCG Live, <text:span text:style-name="Strong_20_Emphasis">tout est devenu plus lent et frustrant</text:span> :</text:p>
      <text:list xml:id="list474911906102237322" text:style-name="L31">
        <text:list-item>
          <text:p text:style-name="P11"><text:span text:style-name="Strong_20_Emphasis">Les récompenses sont réduites</text:span> et limitées par des timers.</text:p>
        </text:list-item>
        <text:list-item>
          <text:p text:style-name="P11"><text:span text:style-name="Strong_20_Emphasis">Les meilleures cartes sont beaucoup plus difficiles à obtenir sans payer</text:span>.</text:p>
        </text:list-item>
        <text:list-item>
          <text:p text:style-name="P5">Le jeu <text:span text:style-name="Strong_20_Emphasis">encourage fortement l’achat de gemmes pour débloquer des cartes plus rapidement</text:span>.</text:p>
        </text:list-item>
      </text:list>
      <text:p text:style-name="Text_20_body">C’est exactement <text:span text:style-name="Strong_20_Emphasis">la même technique utilisée dans les jeux mobiles free-to-play</text:span> : on ralentit la progression pour <text:span text:style-name="Strong_20_Emphasis">forcer les joueurs à dépenser</text:span>.</text:p>
      <text:h text:style-name="Heading_20_3" text:outline-level="3"><text:soft-page-break/><text:span text:style-name="Strong_20_Emphasis">3. Une expérience de jeu bâclée, mais poussée vers le modèle payant</text:span></text:h>
      <text:p text:style-name="Text_20_body">Pokémon TCG Live aurait pu être <text:span text:style-name="Strong_20_Emphasis">une excellente plateforme</text:span> pour les joueurs. Mais au lieu de ça, on a :</text:p>
      <text:list xml:id="list7111498365724776923" text:style-name="L32">
        <text:list-item>
          <text:p text:style-name="P12"><text:span text:style-name="Strong_20_Emphasis">Des animations lentes et mal optimisées</text:span>, rendant les parties désagréables.</text:p>
        </text:list-item>
        <text:list-item>
          <text:p text:style-name="P12"><text:span text:style-name="Strong_20_Emphasis">Une interface confuse et peu ergonomique</text:span>.</text:p>
        </text:list-item>
        <text:list-item>
          <text:p text:style-name="P6"><text:span text:style-name="Strong_20_Emphasis">Une forte incitation à acheter des packs numériques</text:span>, alors que le jeu était censé être plus accessible.</text:p>
        </text:list-item>
      </text:list>
      <text:p text:style-name="Text_20_body">En résumé ? <text:span text:style-name="Strong_20_Emphasis">On a un jeu médiocre, mais conçu pour maximiser les dépenses des joueurs.</text:span></text:p>
      <text:p text:style-name="Text_20_body"><text:span text:style-name="Strong_20_Emphasis"/></text:p>
      <text:p text:style-name="Text_20_body"/>
      <text:h text:style-name="Heading_20_2" text:outline-level="2"><text:span text:style-name="Strong_20_Emphasis">Partie 6 : hors partie hype inutile (suka game)</text:span></text:h>
      <text:h text:style-name="Heading_20_3" text:outline-level="3"><text:span text:style-name="Strong_20_Emphasis">Des Trailers Trompeurs Pour Attirer Un Maximum de Joueurs</text:span></text:h>
      <text:p text:style-name="Text_20_body">**"Vous avez surement télécharger des jeux car il était a la mode comme clash royal, brawl star ou squad buster </text:p>
      <text:p text:style-name="Text_20_body"/>
      <text:p text:style-name="Text_20_body">Il est normale que des jeux mobiles comme Clash Royale, Brawl Stars ou Squad Busters ont su captiver des millions de joueurs à travers le monde. Leur succès fulgurant repose sur des mécaniques de jeu addictives, des graphismes colorés et une compétition palpitante. Ces titres, souvent soutenus par des campagnes de marketing percutantes et des mises à jour régulières, créent un véritable engouement.</text:p>
      <text:p text:style-name="Text_20_body">Cependant, cette tendance à suivre les modes peut parfois mener à des choix de jeux décevants. Prenons l'exemple de Suka Game, un jeu qui, à première vue, semble séduisant avec son concept simple de combinaison de fruits. L'objectif ? Fusionner des fruits pour atteindre une pastèque, qui, une fois obtenue, disparaît du plateau, libérant ainsi de l'espace pour d'autres fruits. Mais derrière cette apparente simplicité se cache une expérience de jeu qui soulève de nombreuses interrogations.</text:p>
      <text:p text:style-name="Text_20_body">Tout d'abord, la répétition des mêmes actions peut rapidement devenir lassante. Les joueurs, en quête de défis variés et de stratégies à élaborer, risquent de se sentir piégés dans un cycle monotone. Dans un univers vidéoludique où l'innovation et la diversité sont essentielles, Suka Game semble manquer de cette profondeur qui rend un jeu véritablement captivant. </text:p>
      <text:p text:style-name="Text_20_body"/>
      <text:h text:style-name="Heading_20_3" text:outline-level="3">L'Industrie du Jeu Vidéo et le Dilemme entre Innovation et Rentabilité</text:h>
      <text:p text:style-name="Text_20_body">Aujourd'hui, nous vivons une époque où l'industrie du jeu vidéo regorge d'outils et de technologies innovantes. Les avancées en matière de graphismes, d'intelligence artificielle et de mécaniques de jeu offrent des possibilités infinies pour créer des expériences immersives et captivantes. Pourtant, malgré ces ressources à portée de main, il semble que de nombreuses entreprises privilégient la rentabilité au bonheurs des joueurs.</text:p>
      <text:p text:style-name="Text_20_body"/>
      <text:p text:style-name="Text_20_body">Prenons un moment pour réfléchir à ce que cela signifie pour la communauté des gamers. Au lieu de se concentrer sur l'innovation et la création de mécaniques de jeu qui favorisent l'engagement et le plaisir, certaines entreprises semblent se contenter de formules éprouvées, recyclant des concepts déjà vus pour garantir un retour sur investissement rapide.</text:p>
      <text:p text:style-name="Text_20_body"><text:soft-page-break/>Il est temps que l'industrie du jeu vidéo prenne conscience de cette réalité. Les joueurs recherchent des expériences qui les engagent, les inspirent et les divertissent. En mettant l'accent sur le bonheur des gamers plutôt que sur la maximisation des profits, les entreprises peuvent non seulement fidéliser leur public, mais aussi contribuer à un écosystème de jeu plus sain et plus durable. Tout en restant rentable .</text:p>
      <text:p text:style-name="Text_20_body"/>
      <text:p text:style-name="Horizontal_20_Line"/>
      <text:h text:style-name="Heading_20_2" text:outline-level="2"><text:span text:style-name="Strong_20_Emphasis">Conclusion : Sommes-Nous Encore des Joueurs ?</text:span></text:h>
      <text:p text:style-name="Text_20_body">"Le jeu vidéo a toujours été un espace de créativité et de divertissement. Mais aujourd’hui, beaucoup de jeux mobiles ne sont plus <text:span text:style-name="Strong_20_Emphasis">des jeux</text:span>, mais simplement <text:span text:style-name="Strong_20_Emphasis">des produits de consommation conçus pour maximiser les profits</text:span>.</text:p>
      <text:p text:style-name="Text_20_body">Alors la vraie question est : voulons-nous encore jouer… ou sommes-nous prêts à devenir des <text:span text:style-name="Strong_20_Emphasis">portefeuilles ambulants</text:span> pour l’industrie du jeu mobile ?</text:p>
      <text:p text:style-name="Text_20_body">Dites-moi en commentaire ce que vous en pensez dans le respect j ai donner mon avis je vous invite a faire de meme et si ce format de video vous plait j ai d autre sujet qui pourrai etre pas trop mal ca change un peu de ce que je fais d habitude et change du type de video faite pour faire rire</text:p>
      <text:p text:style-name="Text_20_body">sur ce les gars c été zombiglace je vous dis a plus</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Arial, sans-serif"/>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lien traineau</meta:initial-creator>
    <meta:creation-date>2025-02-02T00:03:24.99</meta:creation-date>
    <dc:date>2025-02-02T01:11:18.41</dc:date>
    <dc:creator>julien traineau</dc:creator>
    <meta:editing-duration>PT1H7M49S</meta:editing-duration>
    <meta:editing-cycles>14</meta:editing-cycles>
    <meta:generator>OpenOffice/4.1.9$Win32 OpenOffice.org_project/419m1$Build-9805</meta:generator>
    <meta:document-statistic meta:table-count="0" meta:image-count="0" meta:object-count="0" meta:page-count="6" meta:paragraph-count="95" meta:word-count="2330" meta:character-count="14144"/>
  </office:meta>
</office:document-meta>
</file>